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" style:family="paragraph">
      <loext:graphic-properties draw:fill="none" draw:fill-color="#ffffff"/>
      <style:text-properties style:font-name="Geneva1"/>
    </style:style>
    <style:style style:name="P3" style:family="paragraph">
      <loext:graphic-properties draw:fill="none" draw:fill-color="#ffffff"/>
      <style:text-properties style:font-name="Geneva1"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style:font-name="Geneva1"/>
    </style:style>
    <style:style style:name="T2" style:family="text">
      <style:text-properties style:font-name="Geneva1" fo:font-size="10pt" style:font-size-asian="10pt" style:font-size-complex="10pt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098in" svg:stroke-color="#000000" draw:marker-start-width="0.1535in" draw:marker-end-width="0.1535in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0.2362in" svg:y="0.3819in" svg:width="1.7638in" svg:height="1.3543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1"><draw:frame text:anchor-type="paragraph" draw:z-index="1" draw:name="Shape1" draw:style-name="gr1" draw:text-style-name="P2" svg:width="0.8598in" svg:height="0.2559in" svg:x="0.478in" svg:y="0.2228in"><draw:text-box><text:p><text:span text:style-name="T1">Rectangle</text:span></text:p></draw:text-box></draw:frame><draw:frame text:anchor-type="paragraph" draw:z-index="2" draw:name="Shape1" draw:style-name="gr2" draw:text-style-name="P3" svg:width="0.8598in" svg:height="0.1878in" svg:x="2.2016in" svg:y="0.2437in"><draw:text-box><text:p><text:span text:style-name="T2">Class name</text:span></text:p></draw:text-box></draw:frame><draw:frame text:anchor-type="paragraph" draw:z-index="3" draw:name="Shape1" draw:style-name="gr2" draw:text-style-name="P3" svg:width="0.8543in" svg:height="0.1878in" svg:x="2.1917in" svg:y="0.65in"><draw:text-box><text:p><text:span text:style-name="T2">Attributes</text:span></text:p></draw:text-box></draw:frame><draw:frame text:anchor-type="paragraph" draw:z-index="4" draw:name="Shape1" draw:style-name="gr2" draw:text-style-name="P3" svg:width="0.4961in" svg:height="0.1878in" svg:x="2.2217in" svg:y="1.1866in"><draw:text-box><text:p><text:span text:style-name="T2">Action</text:span></text:p></draw:text-box></draw:frame><draw:frame text:anchor-type="paragraph" draw:z-index="5" draw:name="Shape1" draw:style-name="gr3" draw:text-style-name="P2" svg:width="1.5276in" svg:height="0.537in" svg:x="0.1126in" svg:y="0.4937in"><draw:text-box><text:p><text:span text:style-name="T1">length: int <text:s text:c="2"/>x: int</text:span></text:p><text:p><text:span text:style-name="T1">width: int <text:s text:c="3"/>y: int</text:span></text:p></draw:text-box></draw:frame><draw:frame text:anchor-type="paragraph" draw:z-index="6" draw:name="Shape1" draw:style-name="gr4" draw:text-style-name="P2" svg:width="1.7516in" svg:height="0.5004in" svg:x="0.0764in" svg:y="0.9992in"><draw:text-box><text:p><text:span text:style-name="T1">calculateArea(): int</text:span></text:p><text:p><text:span text:style-name="T1">draw()</text:span></text:p></draw:text-box></draw:frame><draw:line text:anchor-type="paragraph" draw:z-index="7" draw:name="Shape2" draw:style-name="gr5" draw:text-style-name="P4" svg:x1="1.4626in" svg:y1="0.3744in" svg:x2="2.1035in" svg:y2="0.3791in"><text:p/></draw:line><draw:line text:anchor-type="paragraph" draw:z-index="8" draw:name="Shape2" draw:style-name="gr5" draw:text-style-name="P4" svg:x1="1.6083in" svg:y1="0.7634in" svg:x2="2.1449in" svg:y2="0.7681in"><text:p/></draw:line><draw:line text:anchor-type="paragraph" draw:z-index="9" draw:name="Shape2" draw:style-name="gr5" draw:text-style-name="P4" svg:x1="1.6398in" svg:y1="1.3146in" svg:x2="2.1142in" svg:y2="1.31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4T10:03:16.586335000</dc:date>
    <meta:editing-duration>PT1M30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PM0">
        <draw:rect draw:style-name="gr1" draw:text-style-name="P1" draw:layer="layout" svg:width="4.445cm" svg:height="3.422cm" svg:x="0cm" svg:y="0cm">
          <text:p/>
        </draw:rect>
        <draw:line draw:style-name="gr2" draw:text-style-name="P2" draw:layer="layout" svg:x1="0cm" svg:y1="0.741cm" svg:x2="4.451cm" svg:y2="0.741cm">
          <text:p/>
        </draw:line>
        <draw:line draw:style-name="gr2" draw:text-style-name="P2" draw:layer="layout" svg:x1="0.029cm" svg:y1="1.976cm" svg:x2="4.48cm" svg:y2="1.976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8cm" fo:page-height="3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